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9f7b9" officeooo:paragraph-rsid="0019f7b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f7b9" officeooo:paragraph-rsid="0019f7b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b46a" officeooo:paragraph-rsid="001ab4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b46a" officeooo:paragraph-rsid="001ab46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f9446" officeooo:paragraph-rsid="001f944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f9446" officeooo:paragraph-rsid="001f944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39984d" officeooo:paragraph-rsid="003998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984d" officeooo:paragraph-rsid="0039984d" style:font-size-asian="10.5pt" style:font-weight-asian="normal" style:font-size-complex="12pt" style:font-weight-complex="normal"/>
    </style:style>
    <style:style style:name="T1" style:family="text">
      <style:text-properties officeooo:rsid="001be500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be50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12808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dfd3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2019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376a43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3b459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fa2e7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2dfd32"/>
    </style:style>
    <style:style style:name="T11" style:family="text">
      <style:text-properties style:text-underline-style="solid" style:text-underline-width="auto" style:text-underline-color="font-color" officeooo:rsid="00376a43"/>
    </style:style>
    <style:style style:name="T12" style:family="text">
      <style:text-properties officeooo:rsid="00212808"/>
    </style:style>
    <style:style style:name="T13" style:family="text">
      <style:text-properties officeooo:rsid="00256f6e"/>
    </style:style>
    <style:style style:name="T14" style:family="text">
      <style:text-properties style:text-underline-style="none" fo:font-weight="normal" officeooo:rsid="003b4592" style:font-weight-asian="normal" style:font-weight-complex="normal"/>
    </style:style>
    <style:style style:name="T15" style:family="text">
      <style:text-properties style:text-underline-style="none" fo:font-weight="bold" officeooo:rsid="003b4592" style:font-weight-asian="bold" style:font-weight-complex="bold"/>
    </style:style>
    <style:style style:name="T16" style:family="text">
      <style:text-properties officeooo:rsid="002dfd32"/>
    </style:style>
    <style:style style:name="T17" style:family="text">
      <style:text-properties officeooo:rsid="00320195"/>
    </style:style>
    <style:style style:name="T18" style:family="text">
      <style:text-properties officeooo:rsid="00376a43"/>
    </style:style>
    <style:style style:name="T19" style:family="text">
      <style:text-properties officeooo:rsid="003b459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ing Notes</text:p>
      <text:p text:style-name="P2"/>
      <text:list xml:id="list2809864456" text:style-name="L1">
        <text:list-item>
          <text:p text:style-name="P3"><text:span text:style-name="T2">SSH,</text:span> <text:span text:style-name="T13">stands for Secure Shell and</text:span> <text:span text:style-name="T13">it’s a program for logging into a remote machine and for executing commands on a remote machine. For example, to login to a remote device on the network, such as a raspberry pi, do: “ssh </text:span><text:a xlink:type="simple" xlink:href="mailto:pi@192.168.8.102" text:style-name="Internet_20_link" text:visited-style-name="Visited_20_Internet_20_Link"><text:span text:style-name="T13">pi@192.168.8.102</text:span></text:a><text:span text:style-name="T13">”. You can add the </text:span><text:span text:style-name="T3">“-X”</text:span><text:span text:style-name="T1"> option to allow for executing the commands/programs locally on the machine and retrieving output back to your terminal. “pi” would be the username and “192.168.8.102” would be the ip address.</text:span></text:p>
        </text:list-item>
      </text:list>
      <text:p text:style-name="P4"/>
      <text:list xml:id="list224948294865496" text:continue-numbering="true" text:style-name="L1">
        <text:list-item>
          <text:p text:style-name="P5"><text:span text:style-name="T2">SFTP,</text:span> <text:span text:style-name="T12">stands for SSH File Transfer Protocol. This protocol/program can be used to securely copy files to and from a remote machine. It uses ssh to secure the connection. To login into the remote machine, it’s pretty much the same routine as with ssh.<text:line-break/><text:line-break/>Make sure you are in the directory you want to copy the files into, then use </text:span><text:span text:style-name="T4">“</text:span><text:span text:style-name="T5">put”</text:span><text:span text:style-name="T16"> followed by the directory the file is located at on </text:span><text:span text:style-name="T5">YOUR</text:span><text:span text:style-name="T16"> machine, and hit enter, the file should copy over. You can use the </text:span><text:span text:style-name="T5">“-r”</text:span><text:span text:style-name="T16"> option to copy files </text:span><text:span text:style-name="T10">recursively</text:span><text:span text:style-name="T16">.<text:line-break/><text:line-break/>If you would like to download files, use </text:span><text:span text:style-name="T5">“</text:span><text:span text:style-name="T6">get”</text:span><text:span text:style-name="T17"> followed by the file you’d like to “get” and then the directory (on your machine) you’d like to copy it to. You can also use the </text:span><text:span text:style-name="T6">“-</text:span><text:span text:style-name="T7">r”</text:span><text:span text:style-name="T18"> option to download multiple files at once.<text:line-break/><text:line-break/>You should realize that there is </text:span><text:span text:style-name="T7">no character expansion</text:span><text:span text:style-name="T18"> when using SFTP, so using a character such as “~” which represents home traditionally will not work.</text:span></text:p>
        </text:list-item>
      </text:list>
      <text:p text:style-name="P6"/>
      <text:list xml:id="list224948291778343" text:continue-numbering="true" text:style-name="L1">
        <text:list-item>
          <text:p text:style-name="P7">You can use <text:span text:style-name="T2">ifconfig</text:span> to list the network interfaces, just type “ifconfig” and hit enter. <text:span text:style-name="T19">You can use this to determine the network address range, e.g. 192.168.8.0 – 192.168.8.255. On my machine en0 is the WLAN interface.<text:line-break/><text:line-break/>This information you can use in conjunction with NMAP to do a ping scan. For which the command is: </text:span><text:span text:style-name="T8">“sudo nmap -sn 192.168.8.0/24”</text:span><text:span text:style-name="T19">. This is how you can find the </text:span><text:span text:style-name="T8">ip addresses of the devices connected to the </text:span><text:span text:style-name="T9">local </text:span><text:span text:style-name="T8">network.</text:span></text:p>
        </text:list-item>
      </text:list>
      <text:p text:style-name="P8"><text:span text:style-name="T14"/></text:p>
      <text:list xml:id="list224947292568529" text:continue-numbering="true" text:style-name="L1">
        <text:list-item>
          <text:p text:style-name="P7"><text:span text:style-name="T1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42:30.564003121</meta:creation-date>
    <meta:generator>LibreOffice/6.0.2.1$MacOSX_X86_64 LibreOffice_project/f7f06a8f319e4b62f9bc5095aa112a65d2f3ac89</meta:generator>
    <dc:date>2018-04-30T22:37:42.665139071</dc:date>
    <meta:editing-duration>PT54M53S</meta:editing-duration>
    <meta:editing-cycles>37</meta:editing-cycles>
    <meta:document-statistic meta:table-count="0" meta:image-count="0" meta:object-count="0" meta:page-count="1" meta:paragraph-count="5" meta:word-count="319" meta:character-count="1796" meta:non-whitespace-character-count="1480"/>
  </office:meta>
</office:document-meta>
</file>